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318cm"/>
      <style:paragraph-properties style:writing-mode="lr-tb"/>
    </style:style>
    <style:style style:name="gr3" style:family="graphic" style:parent-style-name="objectwithoutfill">
      <style:graphic-properties draw:stroke="solid" svg:stroke-width="0.018cm" draw:marker-start-width="0.227cm" draw:marker-end="Arrowheads_20_2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0.5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style:text-properties fo:color="#000000" loext:opacity="100%" fo:font-size="14pt"/>
    </style:style>
    <style:style style:name="P8" style:family="paragraph">
      <loext:graphic-properties draw:fill="none" draw:fill-color="#ffffff"/>
      <style:text-properties fo:color="#000000" loext:opacity="100%" fo:font-size="14pt"/>
    </style:style>
    <style:style style:name="T1" style:family="text">
      <style:text-properties style:font-name="Liberation Sans2" fo:font-size="18pt" style:font-name-asian="Liberation Sans2" style:font-size-asian="18pt" style:font-name-complex="Liberation Sans2" style:font-size-complex="18pt"/>
    </style:style>
    <style:style style:name="T2" style:family="text">
      <style:text-properties style:font-name="Liberation Sans2" fo:font-size="20pt" style:font-name-asian="Liberation Sans2" style:font-size-asian="20pt" style:font-name-complex="Liberation Sans2" style:font-size-complex="20pt"/>
    </style:style>
    <style:style style:name="T3" style:family="text">
      <style:text-properties style:text-position="-8% 58%" style:font-name="Liberation Sans2" fo:font-size="20pt" style:font-name-asian="Liberation Sans2" style:font-size-asian="20pt" style:font-name-complex="Liberation Sans2" style:font-size-complex="20pt"/>
    </style:style>
    <style:style style:name="T4" style:family="text">
      <style:text-properties style:text-position="-8% 58%" style:font-name="Liberation Sans2" fo:font-size="18pt" style:font-name-asian="Liberation Sans2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0.502cm" svg:height="1.187cm" svg:x="2.147cm" svg:y="10.09cm">
          <draw:text-box>
            <text:p/>
          </draw:text-box>
        </draw:frame>
        <draw:frame draw:style-name="gr2" draw:text-style-name="P3" draw:layer="layout" svg:width="0.853cm" svg:height="1.276cm" svg:x="5.93cm" svg:y="5.157cm">
          <draw:text-box>
            <text:p text:style-name="P2"><text:span text:style-name="T1">θ</text:span></text:p>
          </draw:text-box>
        </draw:frame>
        <draw:line draw:style-name="gr3" draw:text-style-name="P4" draw:layer="layout" svg:x1="6.128cm" svg:y1="5.97cm" svg:x2="4.911cm" svg:y2="7.584cm">
          <text:p/>
        </draw:line>
        <draw:frame draw:style-name="gr4" draw:text-style-name="P6" draw:layer="layout" svg:width="1.087cm" svg:height="1.038cm" svg:x="4.399cm" svg:y="7.442cm">
          <draw:text-box>
            <text:p text:style-name="P5"><text:span text:style-name="T2">y</text:span><text:span text:style-name="T3">1</text:span></text:p>
          </draw:text-box>
        </draw:frame>
        <draw:frame draw:style-name="gr4" draw:text-style-name="P6" draw:layer="layout" svg:width="1.087cm" svg:height="1.038cm" svg:x="5.8cm" svg:y="7.442cm">
          <draw:text-box>
            <text:p text:style-name="P5"><text:span text:style-name="T2">y</text:span><text:span text:style-name="T3">2</text:span></text:p>
          </draw:text-box>
        </draw:frame>
        <draw:frame draw:style-name="gr4" draw:text-style-name="P6" draw:layer="layout" svg:width="1.201cm" svg:height="1.038cm" svg:x="7.101cm" svg:y="7.442cm">
          <draw:text-box>
            <text:p text:style-name="P5"><text:span text:style-name="T2">y</text:span><text:span text:style-name="T3">m</text:span></text:p>
          </draw:text-box>
        </draw:frame>
        <draw:line draw:style-name="gr3" draw:text-style-name="P4" draw:layer="layout" svg:x1="6.353cm" svg:y1="6.075cm" svg:x2="6.34cm" svg:y2="7.544cm">
          <text:p/>
        </draw:line>
        <draw:line draw:style-name="gr3" draw:text-style-name="P4" draw:layer="layout" svg:x1="6.525cm" svg:y1="5.983cm" svg:x2="7.534cm" svg:y2="7.54cm">
          <text:p/>
        </draw:line>
        <draw:frame draw:style-name="gr2" draw:text-style-name="P3" draw:layer="layout" svg:width="1.056cm" svg:height="1.276cm" svg:x="8.731cm" svg:y="5.158cm">
          <draw:text-box>
            <text:p text:style-name="P2"><text:span text:style-name="T1">θ</text:span><text:span text:style-name="T4">1</text:span></text:p>
          </draw:text-box>
        </draw:frame>
        <draw:frame draw:style-name="gr4" draw:text-style-name="P6" draw:layer="layout" svg:width="1.087cm" svg:height="1.038cm" svg:x="8.7cm" svg:y="7.443cm">
          <draw:text-box>
            <text:p text:style-name="P5"><text:span text:style-name="T2">y</text:span><text:span text:style-name="T3">1</text:span></text:p>
          </draw:text-box>
        </draw:frame>
        <draw:frame draw:style-name="gr4" draw:text-style-name="P6" draw:layer="layout" svg:width="1.087cm" svg:height="1.038cm" svg:x="10.101cm" svg:y="7.443cm">
          <draw:text-box>
            <text:p text:style-name="P5"><text:span text:style-name="T2">y</text:span><text:span text:style-name="T3">2</text:span></text:p>
          </draw:text-box>
        </draw:frame>
        <draw:frame draw:style-name="gr4" draw:text-style-name="P6" draw:layer="layout" svg:width="1.201cm" svg:height="1.038cm" svg:x="11.402cm" svg:y="7.443cm">
          <draw:text-box>
            <text:p text:style-name="P5"><text:span text:style-name="T2">y</text:span><text:span text:style-name="T3">m</text:span></text:p>
          </draw:text-box>
        </draw:frame>
        <draw:line draw:style-name="gr3" draw:text-style-name="P4" draw:layer="layout" svg:x1="10.654cm" svg:y1="6.076cm" svg:x2="10.641cm" svg:y2="7.545cm">
          <text:p/>
        </draw:line>
        <draw:frame draw:style-name="gr2" draw:text-style-name="P3" draw:layer="layout" svg:width="0.997cm" svg:height="1.276cm" svg:x="15.191cm" svg:y="2.659cm">
          <draw:text-box>
            <text:p text:style-name="P2"><text:span text:style-name="T1">Θ</text:span></text:p>
          </draw:text-box>
        </draw:frame>
        <draw:line draw:style-name="gr3" draw:text-style-name="P4" draw:layer="layout" svg:x1="15.43cm" svg:y1="3.472cm" svg:x2="14.213cm" svg:y2="5.086cm">
          <text:p/>
        </draw:line>
        <draw:line draw:style-name="gr3" draw:text-style-name="P4" draw:layer="layout" svg:x1="15.655cm" svg:y1="3.577cm" svg:x2="15.642cm" svg:y2="5.046cm">
          <text:p/>
        </draw:line>
        <draw:line draw:style-name="gr3" draw:text-style-name="P4" draw:layer="layout" svg:x1="15.827cm" svg:y1="3.485cm" svg:x2="16.836cm" svg:y2="5.042cm">
          <text:p/>
        </draw:line>
        <draw:line draw:style-name="gr3" draw:text-style-name="P4" draw:layer="layout" svg:x1="9.15cm" svg:y1="6.072cm" svg:x2="9.137cm" svg:y2="7.541cm">
          <text:p/>
        </draw:line>
        <draw:line draw:style-name="gr3" draw:text-style-name="P4" draw:layer="layout" svg:x1="11.846cm" svg:y1="6.068cm" svg:x2="11.833cm" svg:y2="7.537cm">
          <text:p/>
        </draw:line>
        <draw:frame draw:style-name="gr2" draw:text-style-name="P3" draw:layer="layout" svg:width="1.056cm" svg:height="1.276cm" svg:x="10.131cm" svg:y="5.158cm">
          <draw:text-box>
            <text:p text:style-name="P2"><text:span text:style-name="T1">θ</text:span><text:span text:style-name="T4">2</text:span></text:p>
          </draw:text-box>
        </draw:frame>
        <draw:frame draw:style-name="gr2" draw:text-style-name="P3" draw:layer="layout" svg:width="1.158cm" svg:height="1.276cm" svg:x="11.331cm" svg:y="5.158cm">
          <draw:text-box>
            <text:p text:style-name="P2"><text:span text:style-name="T1">θ</text:span><text:span text:style-name="T4">m</text:span></text:p>
          </draw:text-box>
        </draw:frame>
        <draw:frame draw:style-name="gr2" draw:text-style-name="P3" draw:layer="layout" svg:width="1.056cm" svg:height="1.276cm" svg:x="13.732cm" svg:y="5.159cm">
          <draw:text-box>
            <text:p text:style-name="P2"><text:span text:style-name="T1">θ</text:span><text:span text:style-name="T4">1</text:span></text:p>
          </draw:text-box>
        </draw:frame>
        <draw:frame draw:style-name="gr4" draw:text-style-name="P6" draw:layer="layout" svg:width="1.087cm" svg:height="1.038cm" svg:x="13.701cm" svg:y="7.444cm">
          <draw:text-box>
            <text:p text:style-name="P5"><text:span text:style-name="T2">y</text:span><text:span text:style-name="T3">1</text:span></text:p>
          </draw:text-box>
        </draw:frame>
        <draw:frame draw:style-name="gr4" draw:text-style-name="P6" draw:layer="layout" svg:width="1.087cm" svg:height="1.038cm" svg:x="15.102cm" svg:y="7.444cm">
          <draw:text-box>
            <text:p text:style-name="P5"><text:span text:style-name="T2">y</text:span><text:span text:style-name="T3">2</text:span></text:p>
          </draw:text-box>
        </draw:frame>
        <draw:frame draw:style-name="gr4" draw:text-style-name="P6" draw:layer="layout" svg:width="1.201cm" svg:height="1.038cm" svg:x="16.403cm" svg:y="7.444cm">
          <draw:text-box>
            <text:p text:style-name="P5"><text:span text:style-name="T2">y</text:span><text:span text:style-name="T3">m</text:span></text:p>
          </draw:text-box>
        </draw:frame>
        <draw:line draw:style-name="gr3" draw:text-style-name="P4" draw:layer="layout" svg:x1="15.655cm" svg:y1="6.077cm" svg:x2="15.642cm" svg:y2="7.546cm">
          <text:p/>
        </draw:line>
        <draw:line draw:style-name="gr3" draw:text-style-name="P4" draw:layer="layout" svg:x1="14.151cm" svg:y1="6.073cm" svg:x2="14.138cm" svg:y2="7.542cm">
          <text:p/>
        </draw:line>
        <draw:line draw:style-name="gr3" draw:text-style-name="P4" draw:layer="layout" svg:x1="16.847cm" svg:y1="6.069cm" svg:x2="16.834cm" svg:y2="7.538cm">
          <text:p/>
        </draw:line>
        <draw:frame draw:style-name="gr2" draw:text-style-name="P3" draw:layer="layout" svg:width="1.056cm" svg:height="1.276cm" svg:x="15.132cm" svg:y="5.159cm">
          <draw:text-box>
            <text:p text:style-name="P2"><text:span text:style-name="T1">θ</text:span><text:span text:style-name="T4">2</text:span></text:p>
          </draw:text-box>
        </draw:frame>
        <draw:frame draw:style-name="gr2" draw:text-style-name="P3" draw:layer="layout" svg:width="1.158cm" svg:height="1.276cm" svg:x="16.332cm" svg:y="5.159cm">
          <draw:text-box>
            <text:p text:style-name="P2"><text:span text:style-name="T1">θ</text:span><text:span text:style-name="T4">m</text:span></text:p>
          </draw:text-box>
        </draw:frame>
        <draw:frame draw:style-name="gr5" draw:text-style-name="P8" draw:layer="layout" svg:width="2.983cm" svg:height="0.806cm" svg:x="0.114cm" svg:y="2.744cm">
          <draw:text-box>
            <text:p text:style-name="P7">hyperpriors</text:p>
          </draw:text-box>
        </draw:frame>
        <draw:frame draw:style-name="gr5" draw:text-style-name="P8" draw:layer="layout" svg:width="1.742cm" svg:height="0.806cm" svg:x="0.114cm" svg:y="5.244cm">
          <draw:text-box>
            <text:p text:style-name="P7">priors</text:p>
          </draw:text-box>
        </draw:frame>
        <draw:frame draw:style-name="gr5" draw:text-style-name="P8" draw:layer="layout" svg:width="2.018cm" svg:height="0.806cm" svg:x="0.115cm" svg:y="7.644cm">
          <draw:text-box>
            <text:p text:style-name="P7">groups</text:p>
          </draw:text-box>
        </draw:frame>
        <draw:frame draw:style-name="gr5" draw:text-style-name="P1" draw:layer="layout" svg:width="2.471cm" svg:height="0.962cm" svg:x="5.214cm" svg:y="0.644cm">
          <draw:text-box>
            <text:p>Pooled</text:p>
          </draw:text-box>
        </draw:frame>
        <draw:frame draw:style-name="gr5" draw:text-style-name="P1" draw:layer="layout" svg:width="3.207cm" svg:height="0.962cm" svg:x="9.215cm" svg:y="0.644cm">
          <draw:text-box>
            <text:p>Unpooled</text:p>
          </draw:text-box>
        </draw:frame>
        <draw:frame draw:style-name="gr5" draw:text-style-name="P1" draw:layer="layout" svg:width="3.842cm" svg:height="0.962cm" svg:x="13.916cm" svg:y="0.644cm">
          <draw:text-box>
            <text:p>Hierarchical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5-17T18:10:33.923944753</meta:creation-date>
    <dc:date>2023-04-26T16:37:21.238782502</dc:date>
    <meta:editing-duration>PT39M40S</meta:editing-duration>
    <meta:editing-cycles>4</meta:editing-cycles>
    <meta:generator>LibreOffice/7.3.7.2$Linux_X86_64 LibreOffice_project/30$Build-2</meta:generator>
    <meta:document-statistic meta:object-count="36"/>
  </office:meta>
</office:document-meta>
</file>